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66ff66"/>
    </style:style>
    <style:style style:name="P3" style:family="paragraph" style:parent-style-name="Standard">
      <style:text-properties fo:background-color="#00ff6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text-properties fo:background-color="#ff8080"/>
    </style:style>
    <style:style style:name="P7" style:family="paragraph" style:parent-style-name="Standard" style:list-style-name="L1">
      <style:text-properties fo:background-color="transparent"/>
    </style:style>
    <style:style style:name="P8" style:family="paragraph" style:parent-style-name="Standard" style:list-style-name="L2">
      <style:text-properties fo:background-color="transparent"/>
    </style:style>
    <style:style style:name="T1" style:family="text">
      <style:text-properties fo:background-color="#66ff66"/>
    </style:style>
    <style:style style:name="T2" style:family="text">
      <style:text-properties fo:background-color="#ffcc00"/>
    </style:style>
    <style:style style:name="T3" style:family="text">
      <style:text-properties fo:background-color="#00ff66"/>
    </style:style>
    <style:style style:name="T4" style:family="text">
      <style:text-properties fo:background-color="#ff6600"/>
    </style:style>
    <style:style style:name="T5" style:family="text">
      <style:text-properties fo:background-color="transparent"/>
    </style:style>
    <style:style style:name="T6" style:family="text">
      <style:text-properties fo:background-color="#ffff99"/>
    </style:style>
    <style:style style:name="T7" style:family="text">
      <style:text-properties fo:background-color="#ff420e"/>
    </style:style>
    <style:style style:name="T8" style:family="text">
      <style:text-properties fo:background-color="#ff99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of the Project</text:p>
      <text:p text:style-name="P3"/>
      <text:p text:style-name="P3">Unlike the 2022 project, the aim is not to implement an RTS game. I want to avoid giving</text:p>
      <text:p text:style-name="P3">too much focus to technically uninteresting aspects such as user interface and gameplay</text:p>
      <text:p text:style-name="P3">mechanics. We shall have the bare minimum of buildings and units, and focus entirely</text:p>
      <text:p text:style-name="P3">on AI-vs-AI matches, with no direct input from the user during the matches. Your main</text:p>
      <text:p text:style-name="P3">tasks will therefore be to </text:p>
      <text:p text:style-name="P1"/>
      <text:p text:style-name="P3">(1) develop a game engine</text:p>
      <text:p text:style-name="P1"/>
      <text:p text:style-name="P4">(2) fine-tune various AI profiles</text:p>
      <text:p text:style-name="P4">(defensive, aggressive, etc).</text:p>
      <text:p text:style-name="P4">You will demonstrate the quality of the final product by showing large battles between</text:p>
      <text:p text:style-name="P4">multiple AIs deploying sophisticated strategies.</text:p>
      <text:p text:style-name="P1"/>
      <text:p text:style-name="P3">Rules of the Game</text:p>
      <text:p text:style-name="P3">AoE2 is my reference point, and we shall take a minuscule subset of rules from it.</text:p>
      <text:p text:style-name="P1"/>
      <text:p text:style-name="P2"><text:tab/>(1) The game takes place on a map, which is a grid of size N × M tiles. The absolute</text:p>
      <text:p text:style-name="P2">minimum size you must be able to handle is 120 × 120, which corresponds to a “tiny”</text:p>
      <text:p text:style-name="P2">map in AoE2.</text:p>
      <text:p text:style-name="P2"/>
      <text:p text:style-name="P2"><text:tab/>(2) The maps will be randomly generated — a fact that you must be able to demonstrate.</text:p>
      <text:p text:style-name="P2"/>
      <text:p text:style-name="P2"><text:tab/>(3) You will support at least two different types of randomly generated maps, each with</text:p>
      <text:p text:style-name="P2">strategic and tactical implications: for instance one with generous resources dotted</text:p>
      <text:p text:style-name="P2">across the map (take the Arabia map from AoE2 as reference for what that looks like)</text:p>
      <text:p text:style-name="P2">and one where all the gold is at the centre of the map.</text:p>
      <text:p text:style-name="Standard"/>
      <text:p text:style-name="Standard"><text:tab/><text:span text:style-name="T3">(4) Population limit = maximum number of units per player: 200</text:span>. Actual limit in play determined by houses and town centres, within that maximum.</text:p>
      <text:p text:style-name="Standard"/>
      <text:p text:style-name="Standard"><text:tab/><text:span text:style-name="T1">(5) The following resources:</text:span></text:p>
      <text:p text:style-name="P2">a. Wood (W), 100 per tile (tree)</text:p>
      <text:p text:style-name="P2">b. Food (through farms only) (F), 300 per farm</text:p>
      <text:p text:style-name="P2">c. Gold (G), 800 per tile</text:p>
      <text:p text:style-name="Standard"/>
      <text:p text:style-name="Standard"><text:tab/><text:span text:style-name="T1">(6) Units:</text:span><text:span text:style-name="T4"> Attacking, making and/or receiving damages</text:span></text:p>
      <text:p text:style-name="P2">a. Villager: v</text:p>
      <text:p text:style-name="Standard"><text:span text:style-name="T3">Cost 50F,</text:span><text:span text:style-name="T1"> 25 HP, Training time 25s,</text:span></text:p>
      <text:p text:style-name="P2">2 attack, speed 0.8 tile/second.</text:p>
      <text:p text:style-name="P2">Can build buildings.</text:p>
      <text:p text:style-name="P2">The nominal building time t of a building given below is the time required for one</text:p>
      <text:p text:style-name="P2">Villager to construct a building alone.</text:p>
      <text:p text:style-name="P2">If n Villagers are used, and t is the nominal building time remaining, the actual</text:p>
      <text:p text:style-name="P2">building time will be 3t</text:p>
      <text:p text:style-name="P2">n+2 .</text:p>
      <text:p text:style-name="P2">Can collect resources at rate of 25/minute, can carry 20.</text:p>
      <text:p text:style-name="Standard"/>
      <text:p text:style-name="P2">b. Swordsman: s</text:p>
      <text:p text:style-name="Standard"><text:span text:style-name="T3">Cost 50F+20G, T</text:span><text:span text:style-name="T1">raining time 20s,</text:span></text:p>
      <text:p text:style-name="P2">40HP, 4 attack, speed .9.</text:p>
      <text:p text:style-name="Standard"><text:soft-page-break/></text:p>
      <text:p text:style-name="P2">c. Horseman: h</text:p>
      <text:p text:style-name="Standard"><text:span text:style-name="T3">Cost 80F+20G, </text:span><text:span text:style-name="T1">Training time 30s,</text:span></text:p>
      <text:p text:style-name="P2">45HP, 4 attack, speed 1.2.</text:p>
      <text:p text:style-name="Standard"/>
      <text:p text:style-name="P2">d. Archer: a</text:p>
      <text:p text:style-name="Standard"><text:span text:style-name="T3">Cost 25W+45G, </text:span><text:span text:style-name="T1">Training time 35s,</text:span></text:p>
      <text:p text:style-name="P2">30HP, 4 attack, 4 range, speed 1.</text:p>
      <text:p text:style-name="Standard"/>
      <text:p text:style-name="Standard"/>
      <text:p text:style-name="P2">(7) Buildings: <text:span text:style-name="T4">Receiving damages</text:span></text:p>
      <text:p text:style-name="P2">a. Town Centre: T</text:p>
      <text:p text:style-name="P2">Cost 350W, Build time 150 seconds,</text:p>
      <text:p text:style-name="Standard"><text:span text:style-name="T1">1000 HP, 4x4,</text:span> <text:span text:style-name="T2">Spawns Villagers, Drop point for resources</text:span></text:p>
      <text:p text:style-name="P3">Population: +5.</text:p>
      <text:p text:style-name="Standard"/>
      <text:p text:style-name="P3">b. House: H</text:p>
      <text:p text:style-name="P3">Cost 25W, Build time 25 seconds,</text:p>
      <text:p text:style-name="P3">200 HP, 2x2, Population: +5.</text:p>
      <text:p text:style-name="Standard"/>
      <text:p text:style-name="P3">c. Camp: C</text:p>
      <text:p text:style-name="P3">Cost 100W, Build time 25 seconds,</text:p>
      <text:p text:style-name="Standard"><text:span text:style-name="T3">200HP, 2x2,</text:span> <text:span text:style-name="T2">Drop point for resources</text:span></text:p>
      <text:p text:style-name="Standard"/>
      <text:p text:style-name="P3">d. Farm: F</text:p>
      <text:p text:style-name="P3">Cost 60W, Build time 10 seconds,</text:p>
      <text:p text:style-name="P3">100HP, 2x2, Contains 300 Food.</text:p>
      <text:p text:style-name="P3">Note: this is the only walkable building, cf. AoE2.</text:p>
      <text:p text:style-name="Standard"/>
      <text:p text:style-name="P3">e. Barracks: B</text:p>
      <text:p text:style-name="P3">Costs 175W, Build time 50 seconds,</text:p>
      <text:p text:style-name="Standard"><text:span text:style-name="T3">500HP, 3x3,</text:span> <text:span text:style-name="T2">Spawns Swordsmen</text:span></text:p>
      <text:p text:style-name="Standard"/>
      <text:p text:style-name="P3">f. Stable: S</text:p>
      <text:p text:style-name="P3">Costs 175W, Build time 50 seconds,</text:p>
      <text:p text:style-name="Standard"><text:span text:style-name="T3">500HP, 3x3</text:span>,<text:span text:style-name="T2"> Spawns Horsemen</text:span></text:p>
      <text:p text:style-name="Standard"/>
      <text:p text:style-name="P3">g. Archery Range: A</text:p>
      <text:p text:style-name="P3">Costs 175W, Build time 50 seconds,</text:p>
      <text:p text:style-name="Standard"><text:span text:style-name="T3">500HP, 3x3</text:span>, <text:span text:style-name="T2">Spawns Archers</text:span></text:p>
      <text:p text:style-name="Standard"/>
      <text:p text:style-name="P3">h. Keep: K<text:span text:style-name="T5"> <text:s text:c="7"/></text:span><text:span text:style-name="T4">Attacking</text:span></text:p>
      <text:p text:style-name="P3">Costs 35W, 125G, Build time 80 seconds,</text:p>
      <text:p text:style-name="P3">800HP, 1x1,</text:p>
      <text:p text:style-name="P3">Fires arrows: Attack 5, range 8</text:p>
      <text:p text:style-name="Standard"/>
      <text:p text:style-name="P3">(8) Starting conditions:</text:p>
      <text:p text:style-name="P3">a. Lean: 50F, 200W, 50G,</text:p>
      <text:p text:style-name="P3">Town Centre, 3 Villagers</text:p>
      <text:p text:style-name="Standard"/>
      <text:p text:style-name="P3">b. Mean: 2000(F,W,G)</text:p>
      <text:p text:style-name="P3">Town Centre, 3 Villagers</text:p>
      <text:p text:style-name="Standard"><text:soft-page-break/></text:p>
      <text:p text:style-name="P3">c. Marines: 20000(F,W,G)</text:p>
      <text:p text:style-name="P3">3 Town Centres, 15 Villagers, 2 (Barracks, Stable, Archery Range)</text:p>
      <text:p text:style-name="Standard"/>
      <text:p text:style-name="Standard"/>
      <text:p text:style-name="Standard">(9) Agile implementation.</text:p>
      <text:p text:style-name="Standard">Do not try and implement all units and buildings in one go, before starting work on</text:p>
      <text:p text:style-name="Standard">the systems that depend on them.</text:p>
      <text:p text:style-name="Standard">First implement only villagers and town centres, give them large starting resources</text:p>
      <text:p text:style-name="Standard">and implement villager wars.</text:p>
      <text:p text:style-name="Standard">Then, once the game loop is shown to work, go back and implement more variety of</text:p>
      <text:p text:style-name="Standard">resources and units.</text:p>
      <text:p text:style-name="Standard">If at the end of the day you do not have a complete product in the sense that some units</text:p>
      <text:p text:style-name="Standard">and buildings are missing, but you can otherwise demonstrate that what you have does</text:p>
      <text:p text:style-name="Standard">work as expected, that won’t be ideal, but the outcome will still be honourable. You’ll</text:p>
      <text:p text:style-name="Standard">indeed have made a game AI, albeit a limited one.</text:p>
      <text:p text:style-name="Standard">On the other hand, if you tell me that you have, technically, implemented every unit</text:p>
      <text:p text:style-name="Standard">and every building, but none of them actually moves of builds or fights, then you</text:p>
      <text:p text:style-name="Standard">don’t actually have anything of any worth.</text:p>
      <text:p text:style-name="Standard"/>
      <text:p text:style-name="Standard"/>
      <text:p text:style-name="P3">(10) Bare-bones main menu.</text:p>
      <text:p text:style-name="P3">Do not spend much time implementing a sophisticated game menu with a pretty</text:p>
      <text:p text:style-name="P3">background and music etc. I could hardly care less.</text:p>
      <text:p text:style-name="P3">I care about functionality. You must be able to create a new game with various</text:p>
      <text:p text:style-name="Standard"><text:span text:style-name="T3">parameters</text:span>, save and load a game efficiently. Whether you do this through a GUI or</text:p>
      <text:p text:style-name="Standard">entirely through command line options, it must be easy and fast to use during the</text:p>
      <text:p text:style-name="Standard">demonstration.</text:p>
      <text:p text:style-name="Standard">I would not accept, for instance, that your game can only have one (or three, or five)</text:p>
      <text:p text:style-name="Standard">save file(s) because of limitations in your menu GUI. If you must have a menu GUI,</text:p>
      <text:p text:style-name="Standard">use the standard file open dialogues for such purposes. TkInter is fine for that type of</text:p>
      <text:p text:style-name="Standard">tasks.</text:p>
      <text:p text:style-name="Standard"/>
      <text:p text:style-name="Standard"/>
      <text:p text:style-name="P3">(11) Map visualisation: terminal</text:p>
      <text:p text:style-name="P3">Just like the game of chess is independent of the gameboard you use — wooden or</text:p>
      <text:p text:style-name="P3">glass pieces? on the table or on a computer or purely via chess notation through email</text:p>
      <text:p text:style-name="P3">or snail mail or . . . — the logic of your game must be independent of its graphical</text:p>
      <text:p text:style-name="P3">visualisation.</text:p>
      <text:p text:style-name="P3">This is extremely important to understand, with far-ranging consequences on develop-</text:p>
      <text:p text:style-name="P3">ment time, quality and reliability of code, etc.</text:p>
      <text:p text:style-name="P3">To force you to separate the logic of the game (the rules, its state in the abstract) from</text:p>
      <text:p text:style-name="P3">how it is visualised, I ask you to provide two visualisations.</text:p>
      <text:p text:style-name="P3">The first one is a terminal view. It does not need to show everything, but should still be</text:p>
      <text:p text:style-name="P3">sufficient to get a general idea of what’s going on for small games on very small maps.</text:p>
      <text:p text:style-name="P3">You will use the letters given for each building / tile to represent the map. For instance</text:p>
      <text:p text:style-name="P3">s s W WWWWWW</text:p>
      <text:p text:style-name="P3">WWWW WWWW</text:p>
      <text:p text:style-name="P3">vFTTTT W W WWWW</text:p>
      <text:p text:style-name="P3">FFTTTT</text:p>
      <text:p text:style-name="P3">TTTT GGv CC</text:p>
      <text:p text:style-name="P3">TTTT GGvCC K</text:p>
      <text:p text:style-name="P3"><text:soft-page-break/>Hv v</text:p>
      <text:p text:style-name="P3">H</text:p>
      <text:p text:style-name="P3">represents a small village with a Town Centre, a gold mine to the east, guarded by a</text:p>
      <text:p text:style-name="P3">Keep, woods to the north-east, two soldiers to the north-west, a farm to the west, with</text:p>
      <text:p text:style-name="P3">a villager walking on it (presumably building it or farming), and two other villagers to</text:p>
      <text:p text:style-name="P3">the south-west, next to houses (presumably building the houses).</text:p>
      <text:p text:style-name="Standard">One must be able to pause the game with P, <text:span text:style-name="T3">to scroll the map using ZQSD and</text:span></text:p>
      <text:p text:style-name="Standard"><text:span text:style-name="T3">directional keys </text:span>(+Maj to go fast).</text:p>
      <text:p text:style-name="Standard"><text:span text:style-name="T3">Pressing TAB</text:span> will pause the game and <text:span text:style-name="T3">open a webpage (generated HTML file) listing</text:span></text:p>
      <text:p text:style-name="Standard"><text:span text:style-name="T3">all units in the game and their stats (HP, position</text:span>, etc)<text:span text:style-name="T3"> and current tasks</text:span>, as well as any</text:p>
      <text:p text:style-name="Standard">relevant data on the states of player AIs.</text:p>
      <text:p text:style-name="Standard">For instance, one could learn that the soldiers have lost HP, and the farmer is currently</text:p>
      <text:p text:style-name="Standard">building the farm.</text:p>
      <text:p text:style-name="Standard">You will not spend too much time making the page look pretty, but do give some</text:p>
      <text:p text:style-name="Standard">thought to making it readable and searchable (collapsible sections) etc.</text:p>
      <text:p text:style-name="Standard"/>
      <text:p text:style-name="Standard"/>
      <text:p text:style-name="P3">(12) Map visualisation: 2.5D</text:p>
      <text:p text:style-name="P3">Separately from the terminal visualisation, you shall provide a graphical, top-down</text:p>
      <text:p text:style-name="Standard"><text:span text:style-name="T3">2.5D (isometric</text:span>, sprites-based) <text:span text:style-name="T3">visualisation of the game map, in the style of AoE.</text:span></text:p>
      <text:p text:style-name="P3">That means you can start or load a game either in terminal of GUI mode, or even</text:p>
      <text:p text:style-name="P3">switch between them on the fly, using the <text:span text:style-name="T2">F12 button.</text:span></text:p>
      <text:p text:style-name="Standard">You may the use the sprites of AoE or other games, if you can extract or download</text:p>
      <text:p text:style-name="Standard">them. It’s a programming project, not an art class.</text:p>
      <text:p text:style-name="Standard">You will need a graphical framework for this task. Various possibilities include:</text:p>
      <text:p text:style-name="Standard"><text:span text:style-name="T3">⋄ PyGame</text:span>, https://www.pygame.org is the most common choice among students</text:p>
      <text:p text:style-name="Standard">for this type of projets.</text:p>
      <text:p text:style-name="Standard">⋄ the Arcade Library https://api.arcade.academy</text:p>
      <text:p text:style-name="Standard">https://learn.arcade.academy.</text:p>
      <text:p text:style-name="Standard">Very fresh, but active; a few groups used it and had a good experience.</text:p>
      <text:p text:style-name="Standard">⋄ TkInter,</text:p>
      <text:p text:style-name="Standard">⋄ PySimpleGUI (with TkInter backend only; simpler to begin with)</text:p>
      <text:p text:style-name="Standard">⋄ PyQt5 or PyQt6 (more powerful, more complex, external requirements (bn))</text:p>
      <text:p text:style-name="Standard">⋄ wxPython, https://www.wxpython.org</text:p>
      <text:p text:style-name="Standard">Bindings to wxWidgets, similar to PyQt.</text:p>
      <text:p text:style-name="Standard">⋄ PursuedPyBear, https://ppb.dev</text:p>
      <text:p text:style-name="Standard">This one seems very fresh out of the oven, and not documented.</text:p>
      <text:p text:style-name="Standard">⋄ Kivy, https://kivy.org</text:p>
      <text:p text:style-name="Standard">⋄ or anything that works with Python, really, I’m not picky, what matters is the</text:p>
      <text:p text:style-name="Standard">result.</text:p>
      <text:p text:style-name="Standard">Test the different possibilities, and choose wisely.</text:p>
      <text:p text:style-name="P3">Do not attempt to do this in full 3D.</text:p>
      <text:p text:style-name="Standard"/>
      <text:p text:style-name="Standard"/>
      <text:p text:style-name="Standard">(13) Save and load.</text:p>
      <text:p text:style-name="Standard">Those games can be long. You must be able to save the game state whenever you want,</text:p>
      <text:p text:style-name="Standard">and load it without loss of information. Note that,if you have an AI, that includes</text:p>
      <text:p text:style-name="Standard">what the AI knows about the world, and more generally its state of mind (planning an</text:p>
      <text:p text:style-name="Standard">attack, game plan, etc).</text:p>
      <text:p text:style-name="Standard">(bn)https://pypi.org/project/PyQt5/; cf. http://doc.qt.io/qt-5/examples-graphicsview.html pour</text:p>
      <text:p text:style-name="Standard">de la documentation C++. C’est à adapter à la version Python, car PyQt5 est juste une bibliothèque de liens</text:p>
      <text:p text:style-name="Standard"><text:soft-page-break/>(bindings) vers Qt5.</text:p>
      <text:p text:style-name="Standard">You must be able to handle an arbitrary number of saves, manipulating them as</text:p>
      <text:p text:style-name="Standard">standard files.</text:p>
      <text:p text:style-name="Standard">This will be extremely important for the defense, as you will not have time to play</text:p>
      <text:p text:style-name="Standard">several full games during the demonstration. Instead you will load saved games, taken</text:p>
      <text:p text:style-name="Standard">at interesting points of various games, to show off big battles, AI gameplan, etc.</text:p>
      <text:p text:style-name="Standard"/>
      <text:p text:style-name="Standard"/>
      <text:p text:style-name="P5">List to DO in order :</text:p>
      <text:p text:style-name="P5"/>
      <text:list xml:id="list9073280324504228033" text:style-name="L1">
        <text:list-item>
          <text:list>
            <text:list-item>
              <text:p text:style-name="P7">StarterFile : number of players, civilizations, AIs (<text:span text:style-name="T3">Easy</text:span>)</text:p>
            </text:list-item>
            <text:list-item>
              <text:p text:style-name="P7"><text:span text:style-name="T8">Add Town centers and give appropriate materials considering the number of players (1 to 3) and their nation (Leans, Means, Marines)</text:span> (<text:span text:style-name="T3">Easy</text:span>)</text:p>
            </text:list-item>
            <text:list-item>
              <text:p text:style-name="P7"><text:span text:style-name="T8">Add lists of spawned villagers for each player</text:span> (<text:span text:style-name="T3">Easy</text:span>)</text:p>
            </text:list-item>
            <text:list-item>
              <text:p text:style-name="P7">Add method to know if a villager is free or doing something (<text:span text:style-name="T6">Medium</text:span>)</text:p>
            </text:list-item>
            <text:list-item>
              <text:p text:style-name="P7"><text:span text:style-name="T8">Add method to navigate a villager (pathfinding A* to avoid unwalkable buildings)</text:span> (<text:span text:style-name="T7">Hard</text:span>)</text:p>
            </text:list-item>
            <text:list-item>
              <text:p text:style-name="P7">Add method for individual villager to harvest and carry ressources (<text:span text:style-name="T7">Hard</text:span>)</text:p>
            </text:list-item>
            <text:list-item>
              <text:p text:style-name="P7">Add method for individual villager to carry harvested ressources to nearest camp or town center (<text:span text:style-name="T7">Hard</text:span>)</text:p>
            </text:list-item>
            <text:list-item>
              <text:p text:style-name="P7">Depleted ressource turn into soil (<text:span text:style-name="T6">Medium</text:span>)</text:p>
            </text:list-item>
            <text:list-item>
              <text:p text:style-name="P7">Attack logic implementation (only villagers for now) (<text:span text:style-name="T7">Hard</text:span>)</text:p>
            </text:list-item>
            <text:list-item>
              <text:p text:style-name="P7"><text:span text:style-name="T8">Building</text:span> logic (<text:span text:style-name="T3">Easy</text:span>)</text:p>
            </text:list-item>
          </text:list>
        </text:list-item>
      </text:list>
      <text:p text:style-name="P4"/>
      <text:p text:style-name="P4"/>
      <text:p text:style-name="P4"/>
      <text:p text:style-name="P6">Questions to ask :</text:p>
      <text:p text:style-name="P4"/>
      <text:list xml:id="list8256465011163627677" text:style-name="L2">
        <text:list-item>
          <text:list>
            <text:list-item>
              <text:p text:style-name="P8">Can villagers walk on forest or gold tiles ?</text:p>
            </text:list-item>
            <text:list-item>
              <text:p text:style-name="P8">Can units be stackable ? = be on the same tile ?</text:p>
            </text:list-item>
            <text:list-item>
              <text:p text:style-name="P8">How are comabts represented ? Two units from two tiles next to each other ?</text:p>
            </text:list-item>
            <text:list-item>
              <text:p text:style-name="P8">Do farms/forests/gold turn into soil once depleted ?</text:p>
            </text:list-item>
            <text:list-item>
              <text:p text:style-name="P8">How in-depth does the save/load mechanism need to be regarding AI states? Should it capture the full decision tree or just basic game states? </text:p>
            </text:list-item>
            <text:list-item>
              <text:p text:style-name="P8">What can be used to move units ? Can a-star pathfinding work with this scale ?</text:p>
            </text:list-item>
            <text:list-item>
              <text:p text:style-name="P8">How can i improve the movment of the unit ? If close to target it stays smooth but gets laggy when target is afa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Sacier</meta:initial-creator>
    <meta:creation-date>2024-09-23T08:14:50.31</meta:creation-date>
    <dc:date>2024-09-27T15:19:21.14</dc:date>
    <dc:creator>Nathan Sacier</dc:creator>
    <meta:editing-duration>PT13H19M40S</meta:editing-duration>
    <meta:editing-cycles>12</meta:editing-cycles>
    <meta:generator>OpenOffice/4.1.15$Win32 OpenOffice.org_project/4115m2$Build-9813</meta:generator>
    <meta:document-statistic meta:table-count="0" meta:image-count="0" meta:object-count="0" meta:page-count="5" meta:paragraph-count="196" meta:word-count="1785" meta:character-count="10019"/>
  </office:meta>
</office:document-meta>
</file>